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027CF60B16E.png" manifest:media-type="image/png"/>
  <manifest:file-entry manifest:full-path="Pictures/100000000000042D00000026EB40F170.png" manifest:media-type="image/png"/>
  <manifest:file-entry manifest:full-path="Pictures/100000000000041C0000002A10346B01.png" manifest:media-type="image/png"/>
  <manifest:file-entry manifest:full-path="Pictures/100000000000042400000028EA50389E.png" manifest:media-type="image/png"/>
  <manifest:file-entry manifest:full-path="Pictures/100000000000044900000020D3927EF8.png" manifest:media-type="image/png"/>
  <manifest:file-entry manifest:full-path="Pictures/1000000000000445000000247678BCB7.png" manifest:media-type="image/png"/>
  <manifest:file-entry manifest:full-path="Pictures/10000000000003BB0000002749176F76.png" manifest:media-type="image/png"/>
  <manifest:file-entry manifest:full-path="Pictures/1000000000000420000000213AFDB8ED.png" manifest:media-type="image/png"/>
  <manifest:file-entry manifest:full-path="Pictures/10000000000004E100000023C5232542.png" manifest:media-type="image/png"/>
  <manifest:file-entry manifest:full-path="Pictures/10000000000004E600000028CC3406F4.png" manifest:media-type="image/png"/>
  <manifest:file-entry manifest:full-path="Pictures/100000000000049300000027F37B508C.png" manifest:media-type="image/png"/>
  <manifest:file-entry manifest:full-path="Pictures/100000000000050C00000022B51908AE.png" manifest:media-type="image/png"/>
  <manifest:file-entry manifest:full-path="Pictures/200000070000638800001517774F70D5.svm" manifest:media-type=""/>
  <manifest:file-entry manifest:full-path="Pictures/100000000000042A000000269B2D0A6A.png" manifest:media-type="image/png"/>
  <manifest:file-entry manifest:full-path="Pictures/100000000000054A000000501E4570DC.png" manifest:media-type="image/png"/>
  <manifest:file-entry manifest:full-path="Pictures/10000000000003BC0000002569447A84.png" manifest:media-type="image/png"/>
  <manifest:file-entry manifest:full-path="Pictures/100000000000048700000060030425AB.png" manifest:media-type="image/png"/>
  <manifest:file-entry manifest:full-path="Pictures/200000070000551000002040562DF961.svm" manifest:media-type=""/>
  <manifest:file-entry manifest:full-path="Pictures/10000000000002C3000000198A7029C1.png" manifest:media-type="image/png"/>
  <manifest:file-entry manifest:full-path="Pictures/100000000000054B0000004FC77A1D55.png" manifest:media-type="image/png"/>
  <manifest:file-entry manifest:full-path="Pictures/200000070000559500000C9DE61EE136.svm" manifest:media-type=""/>
  <manifest:file-entry manifest:full-path="Pictures/200000070000158000000C82A127F661.svm" manifest:media-type=""/>
  <manifest:file-entry manifest:full-path="Pictures/200000070000581000000CB7290B4D92.svm" manifest:media-type=""/>
  <manifest:file-entry manifest:full-path="Pictures/10000000000003F10000001E2495A8AA.png" manifest:media-type="image/png"/>
  <manifest:file-entry manifest:full-path="Pictures/200000070000624B000012EBA11B8A3D.svm" manifest:media-type=""/>
  <manifest:file-entry manifest:full-path="Pictures/2000000700001A9100000969008CD559.svm" manifest:media-type=""/>
  <manifest:file-entry manifest:full-path="Pictures/2000000700001A410000081185B2583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officeooo:paragraph-rsid="00067c64"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none" fo:font-weight="normal" officeooo:paragraph-rsid="000936eb"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paragraph-rsid="000a197b"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08794" officeooo:paragraph-rsid="00067c64"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cec15" officeooo:paragraph-rsid="00067c64"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2810e" officeooo:paragraph-rsid="00067c64"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6aef4" officeooo:paragraph-rsid="00067c64"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1a778" officeooo:paragraph-rsid="00067c64"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813e5" officeooo:paragraph-rsid="000813e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813e5" officeooo:paragraph-rsid="000936e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a197b" officeooo:paragraph-rsid="000a197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a197b" officeooo:paragraph-rsid="000b2f0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a197b" officeooo:paragraph-rsid="000cf2d9"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0a197b" officeooo:paragraph-rsid="000fea4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0a197b" officeooo:paragraph-rsid="0013eb5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0fea4d" officeooo:paragraph-rsid="000fea4d"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0fea4d" officeooo:paragraph-rsid="0013eb52"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633e8" officeooo:paragraph-rsid="001633e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633e8" officeooo:paragraph-rsid="0017342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633e8" officeooo:paragraph-rsid="00192bb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633e8" officeooo:paragraph-rsid="001a61d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74360" officeooo:paragraph-rsid="0017436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74360" officeooo:paragraph-rsid="001a61d4"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67c64"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b2f05"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13eb52"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paragraph-rsid="00067c64"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style:text-underline-style="none" fo:font-weight="normal" officeooo:paragraph-rsid="00067c64"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67c64" style:font-size-asian="16pt" style:font-weight-asian="bold" style:font-size-complex="16pt" style:font-weight-complex="bold"/>
    </style:style>
    <style:style style:name="P30" style:family="paragraph" style:parent-style-name="Standard">
      <style:text-properties fo:font-size="16pt" style:text-underline-style="solid" style:text-underline-width="auto" style:text-underline-color="font-color" fo:font-weight="bold" officeooo:paragraph-rsid="00067c64"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style:text-underline-style="none" officeooo:paragraph-rsid="00067c64" style:font-size-asian="16pt" style:font-size-complex="16pt"/>
    </style:style>
    <style:style style:name="P32" style:family="paragraph" style:parent-style-name="Standard">
      <style:paragraph-properties fo:text-align="center" style:justify-single-word="false"/>
      <style:text-properties fo:font-size="36pt" fo:font-weight="bold" officeooo:paragraph-rsid="00067c64" style:font-size-asian="36pt" style:font-weight-asian="bold" style:font-size-complex="36pt" style:font-weight-complex="bold"/>
    </style:style>
    <style:style style:name="P33" style:family="paragraph" style:parent-style-name="Standard">
      <style:paragraph-properties fo:text-align="center" style:justify-single-word="false"/>
      <style:text-properties officeooo:paragraph-rsid="00067c64"/>
    </style:style>
    <style:style style:name="P34" style:family="paragraph" style:parent-style-name="Standard">
      <style:paragraph-properties fo:text-align="start" style:justify-single-word="false"/>
      <style:text-properties officeooo:paragraph-rsid="00067c64"/>
    </style:style>
    <style:style style:name="P35" style:family="paragraph" style:parent-style-name="Standard">
      <style:paragraph-properties fo:text-align="start" style:justify-single-word="false"/>
      <style:text-properties fo:font-size="18pt" style:text-underline-style="solid" style:text-underline-width="auto" style:text-underline-color="font-color" fo:font-weight="bold" officeooo:paragraph-rsid="00067c64"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font-name="Courier New" fo:font-size="12pt" style:text-underline-style="none" fo:font-weight="normal" officeooo:paragraph-rsid="00067c64" style:font-size-asian="12pt" style:font-weight-asian="normal" style:font-size-complex="12pt" style:font-weight-complex="normal"/>
    </style:style>
    <style:style style:name="P37" style:family="paragraph" style:parent-style-name="Standard">
      <style:text-properties officeooo:paragraph-rsid="00067c64"/>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officeooo:rsid="000252e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01a778" style:font-weight-asian="bold" style:font-weight-complex="bold"/>
    </style:style>
    <style:style style:name="T12" style:family="text">
      <style:text-properties officeooo:rsid="0001a778"/>
    </style:style>
    <style:style style:name="T13" style:family="text">
      <style:text-properties officeooo:rsid="000936eb"/>
    </style:style>
    <style:style style:name="T14" style:family="text">
      <style:text-properties officeooo:rsid="00146a39"/>
    </style:style>
    <style:style style:name="T15" style:family="text">
      <style:text-properties officeooo:rsid="001bfbbb"/>
    </style:style>
    <style:style style:name="T16" style:family="text">
      <style:text-properties officeooo:rsid="001e00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0"/>
      <text:p text:style-name="P37"/>
      <text:p text:style-name="P32">Algorithmique et Structures de Données 1</text:p>
      <text:p text:style-name="P37"/>
      <text:p text:style-name="P37"/>
      <text:p text:style-name="P29">Rapport Projet n°2:</text:p>
      <text:p text:style-name="P29"/>
      <text:p text:style-name="P31">Traitement de Priorité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Mamadou DIALLO</text:p>
      <text:p text:style-name="P33">Glenn PLOUHINEC</text:p>
      <text:p text:style-name="P33">Groupe 303E</text:p>
      <text:p text:style-name="P33"/>
      <text:p text:style-name="P33"/>
      <text:p text:style-name="P34"/>
      <text:p text:style-name="P35"><text:soft-page-break/>Présentation:</text:p>
      <text:p text:style-name="P28"/>
      <text:p text:style-name="P28"><text:tab/>Dans ce second projet, il nous a fallu manipuler des Files de Priorités de deux manières différentes: une première méthode consiste à manipuler cette file grâce à un chaînage, et une seconde méthode utilise une structure de tableau.</text:p>
      <text:p text:style-name="P28"/>
      <text:p text:style-name="P28"><text:tab/>Rappelons dans un premier temps la définition d'une file d'après le cours, et telle que nous l'avons comprise: Une file est une Structure de Données Abstraite (SDA) linéaire de type FIFO (First In, First Out), ce qui sous entend que le premier élément arrivé dans une file sera le premier à partir de celle-ci. (Nous pouvons utiliser l'exemple d'une file d'attente dans un bureau de La Poste ou encore dans une des administrations de la faculté des Sciences, pour illustrer ce concept et mieux saisir le principe de cette SDA.) Voici un schéma allègrement emprunté au cours de Florian Richoux qui illustre ce concept:</text:p>
      <text:p text:style-name="P28"><draw:frame draw:style-name="fr1" draw:name="images1" text:anchor-type="paragraph" svg:x="0cm" svg:y="0.201cm" svg:width="17cm" svg:height="6.445cm" draw:z-index="0"><draw:image xlink:href="Pictures/200000070000551000002040562DF961.svm" xlink:type="simple" xlink:show="embed" xlink:actuate="onLoad"/></draw:frame><text:tab/>Dans ce projet, une partie de la spécification algébrique de notre File de Priorités correspond à la SDA d'une file. Nous y retrouvons donc les routines:</text:p>
      <text:p text:style-name="P28"><text:tab/>créer : ∅ <text:s/>→ FilePriorite</text:p>
      <text:p text:style-name="P28"><text:tab/>est_vide : FilePriorite → Booléen</text:p>
      <text:p text:style-name="P28"><text:tab/>enfiler : FilePriorite x Commune → FilePriorite</text:p>
      <text:p text:style-name="P28"><text:tab/>défiler : FilePriorite → FilePriorite</text:p>
      <text:p text:style-name="P28"><text:tab/>premier : FilePriorite → Chaîne de caractères</text:p>
      <text:p text:style-name="P28"/>
      <text:p text:style-name="P28"><text:tab/>A cela s'ajoutent quatre autres routines permettant de manipuler les Files de Priorités (dont deux présentes dans la spécification algébrique imposée par le sujet) :</text:p>
      <text:p text:style-name="P28"><text:tab/>changer_priorite : FilePriorite x Chaîne de caractères → FilePriorite</text:p>
      <text:p text:style-name="P28"><text:tab/>trouver_une_commune : FilePriorite x Entier → <text:s/>Chaîne de caractères</text:p>
      <text:p text:style-name="P28"><text:tab/>communes_inferieures : <text:s/>FilePriorite x Entier → FilePriorite</text:p>
      <text:p text:style-name="P28"><text:tab/>communes_couteuses : FilePriorite x Entier → FilePriorite</text:p>
      <text:p text:style-name="P28"/>
      <text:p text:style-name="P28"><text:tab/></text:p>
      <text:p text:style-name="P35"><text:span text:style-name="T1"><text:tab/>Les «Priorités» que nous gérons dans ce projet sont des entiers naturels (générés aléatoirement entre 0 et 100) associés à chacune des 36 700 communes du fichier texte </text:span><text:span text:style-name="T3">"</text:span><text:span text:style-name="T2">liste_communes.txt</text:span><text:span text:style-name="T3">", </text:span><text:span text:style-name="T1">il s'agit littéralement de la priorité d'une commune que doit prendre en charge l’État dans l'objectif de gérer les aménagements urbains des communes de France. L’État doit s'occuper des communes selon leur ordre de priorité: plus la valeur est élevée, plus la commune est prioritaire. Voici deux exemples qui illustrent comment sont déclarées des communes dans ce fichier texte:</text:span></text:p>
      <text:p text:style-name="P28"><text:tab/>Morembert:100</text:p>
      <text:p text:style-name="P28"><text:tab/>Septsarges:0</text:p>
      <text:p text:style-name="P28"><text:soft-page-break/><text:tab/>On observe donc le nom de la commune suivi de la priorité qui lui est associé. Et voici la structure Commune qui en découle :</text:p>
      <text:p text:style-name="P28"><draw:frame draw:style-name="fr1" draw:name="images3" text:anchor-type="paragraph" svg:x="0.669cm" svg:y="0.582cm" svg:width="6.72cm" svg:height="2.066cm" draw:z-index="2"><draw:image xlink:href="Pictures/2000000700001A410000081185B25838.svm" xlink:type="simple" xlink:show="embed" xlink:actuate="onLoad"/></draw:frame></text:p>
      <text:p text:style-name="P28"/>
      <text:p text:style-name="P28"><text:tab/>Sans plus attendre, voici comment nous avons construit les structures associées au chaînage, et au tableau :</text:p>
      <text:p text:style-name="P28"><draw:frame draw:style-name="fr1" draw:name="images4" text:anchor-type="paragraph" svg:x="0.247cm" svg:y="0.09cm" svg:width="5.503cm" svg:height="3.201cm" draw:z-index="3"><draw:image xlink:href="Pictures/200000070000158000000C82A127F661.svm" xlink:type="simple" xlink:show="embed" xlink:actuate="onLoad"/></draw:frame><draw:frame draw:style-name="fr1" draw:name="images5" text:anchor-type="paragraph" svg:x="8.116cm" svg:y="0.847cm" svg:width="6.802cm" svg:height="2.409cm" draw:z-index="4"><draw:image xlink:href="Pictures/2000000700001A9100000969008CD559.svm" xlink:type="simple" xlink:show="embed" xlink:actuate="onLoad"/></draw:frame></text:p>
      <text:p text:style-name="P28"><text:tab/>1. FilePriorite chaînée<text:tab/><text:tab/><text:tab/><text:tab/><text:tab/>2. FilePriorite tableau</text:p>
      <text:p text:style-name="P28"/>
      <text:p text:style-name="P28">Notons que la taille maximale du tableau est définie à 40 000, étant donné les 36 700 communes à considérer, nous avons choisi de laisser une (grosse) marge de manœuvre pour utiliser le tableau. Nous avons également choisi de ne pas utiliser d'entier nous indiquant le nombre d'éléments pour le chaînage, de manière à avoir deux implémentations différentes de nos routines.</text:p>
      <text:p text:style-name="P28"/>
      <text:p text:style-name="P28"><text:tab/>Il nous est également demandé de considérer le premier élément de la file comme étant la commune la plus prioritaire. Nous avons alors décidé, en observant les complexité imposées par le sujet, de choisir le premier élément de la file, - qui est la commune avec la plus grande priorité - comme la tête de notre chaînage, ainsi que le dernier élément Tab[nb-1] (-1 puisqu'on commence à partir de 0) pour notre tableau. Voici un schéma illustrant ce concept avec des communes prises aléatoirement dans le fichier texte :</text:p>
      <text:p text:style-name="P28"><draw:frame draw:style-name="fr1" draw:name="images2" text:anchor-type="paragraph" svg:x="-1.369cm" svg:y="0.215cm" svg:width="19.687cm" svg:height="3.829cm" draw:z-index="1"><draw:image xlink:href="Pictures/200000070000624B000012EBA11B8A3D.svm" xlink:type="simple" xlink:show="embed" xlink:actuate="onLoad"/></draw:frame></text:p>
      <text:p text:style-name="P35">Utilisation:</text:p>
      <text:p text:style-name="P28"/>
      <text:p text:style-name="P28"><draw:frame draw:style-name="fr1" draw:name="images6" text:anchor-type="paragraph" svg:x="0cm" svg:y="3.429cm" svg:width="17cm" svg:height="2.454cm" draw:z-index="5"><draw:image xlink:href="Pictures/200000070000581000000CB7290B4D92.svm" xlink:type="simple" xlink:show="embed" xlink:actuate="onLoad"/></draw:frame><text:tab/>L'un des objectifs de ce projet était de nous faire découvrir l'utilité des fichiers d'en-tête (#include "<text:span text:style-name="T4">monfichier.hpp</text:span>" en début de code). C'est pourquoi notre programme principal "<text:span text:style-name="T4">main.cpp</text:span>"fait appel aux fichiers "<text:span text:style-name="T4">commune.hpp</text:span>", "<text:span text:style-name="T4">file_chainage.hpp</text:span>", "<text:span text:style-name="T4">file_tableau.hpp</text:span>". Cependant le compilateur ne sait pas quel structure FilePriorite utiliser, étant donné que nous avons donné une implémentation différente pour le chaînage et le tableau, c'est pourquoi il est nécessaire de mettre en commentaire le fichier qui ne sera pas utilisé, afin de ne pas avoir d'erreur lors de la compilation.</text:p>
      <text:p text:style-name="P28"><text:soft-page-break/><text:tab/>Ainsi, les commandes de compilation et d'édition de liens utilisées tout au long du projet sont les suivantes:</text:p>
      <text:p text:style-name="P36">g++ -std=c++11 -c main.cpp commune.cpp file_chainage.cpp</text:p>
      <text:p text:style-name="P36">g++ main.o commune.o <text:s/>file_chainage.o -o prog</text:p>
      <text:p text:style-name="P36"/>
      <text:p text:style-name="P36">g++ -std=c++11 -c main.cpp commune.cpp file_tableau.cpp</text:p>
      <text:p text:style-name="P36">g++ main.o commune.o <text:s/>file_tableau.o -o prog</text:p>
      <text:p text:style-name="P28"/>
      <text:p text:style-name="P28"><text:tab/>De plus, pour des raisons de lisibilité de l'invité de commande/terminal, un fichier "<text:span text:style-name="T4">communes_test.txt</text:span>" est fourni dans le répertoire du projet, il contient une liste de 21 communes prises au hasard dans le fichier <text:span text:style-name="T5">"</text:span><text:span text:style-name="T4">liste_communes.txt</text:span><text:span text:style-name="T5">", ce qui permet de faire des tests plus facilement, c'est d'ailleurs ce fichier qui sera utilisé pour la plupart des tests unitaires demandés par le sujet. De la même manière que pour l'en-tête, il faut commenter la ligne dont on ne veut pas ouvrir le fichier, dans le fichier "</text:span><text:span text:style-name="T4">main.cpp</text:span><text:span text:style-name="T5">":</text:span></text:p>
      <text:p text:style-name="P1"/>
      <text:p text:style-name="P28"><draw:frame draw:style-name="fr2" draw:name="images7" text:anchor-type="paragraph" svg:width="17cm" svg:height="2.505cm" draw:z-index="6"><draw:image xlink:href="Pictures/200000070000559500000C9DE61EE136.svm" xlink:type="simple" xlink:show="embed" xlink:actuate="onLoad"/></draw:frame></text:p>
      <text:p text:style-name="P28"/>
      <text:p text:style-name="P35">Description et Tests des routines:</text:p>
      <text:p text:style-name="P28"/>
      <text:p text:style-name="P28"><text:tab/>Les routines traitées dans cette partie sont traitées dans l'ordre dans lequel elles sont implémentées dans les fichiers <text:span text:style-name="T5">"</text:span><text:span text:style-name="T4">file_tableau.cpp</text:span><text:span text:style-name="T5">" et "</text:span><text:span text:style-name="T4">file_chainage.cpp</text:span><text:span text:style-name="T5">". Étant donné qu'elles sont dans le même ordre dans les deux fichiers, nous feront les tests pour les deux versions de FilePriorite dans chaque partie consacrée à une routine. Les tests seront effectués avec les communes contenues dans "</text:span><text:span text:style-name="T4">communes_test.txt</text:span><text:span text:style-name="T5">", puis avec 1 commune, et enfin avec 0 commune.</text:span></text:p>
      <text:p text:style-name="P1"/>
      <text:p text:style-name="P28"><text:span text:style-name="T5"><text:tab/></text:span><text:span text:style-name="T6">1) </text:span><text:span text:style-name="T7">bool est_vide(const FilePriorite &amp; ) </text:span><text:span text:style-name="T5">: Cette fonction nous retourne VRAI si la FilePriorite passée en paramètre ne contient aucun élément. Elle ne nécessite aucune pré et post-condition. Nous l'utilisons régulièrement pour les assertions des autres procédures.</text:span></text:p>
      <text:p text:style-name="P1"/>
      <text:p text:style-name="P24">Tests tableau</text:p>
      <text:p text:style-name="P1"/>
      <text:p text:style-name="P4">– lorsque la File de Plein est vide :</text:p>
      <text:p text:style-name="P1"><draw:frame draw:style-name="fr2" draw:name="Image2" text:anchor-type="paragraph" svg:width="17cm" svg:height="0.6cm" draw:z-index="9"><draw:image xlink:href="Pictures/10000000000002C3000000198A7029C1.png" xlink:type="simple" xlink:show="embed" xlink:actuate="onLoad"/></draw:frame></text:p>
      <text:p text:style-name="P4"><draw:frame draw:style-name="fr1" draw:name="Image1" text:anchor-type="paragraph" svg:x="0.079cm" svg:y="0.506cm" svg:width="17cm" svg:height="0.504cm" draw:z-index="8"><draw:image xlink:href="Pictures/10000000000003F10000001E2495A8AA.png" xlink:type="simple" xlink:show="embed" xlink:actuate="onLoad"/></draw:frame>– lorsque la File de Plein contient au moins un élément :</text:p>
      <text:p text:style-name="P1"/>
      <text:p text:style-name="P24">Tests <text:span text:style-name="T9">chainage</text:span></text:p>
      <text:p text:style-name="P24"/>
      <text:p text:style-name="P4">– lorsque la File de Plein est vide :</text:p>
      <text:p text:style-name="P24"><draw:frame draw:style-name="fr2" draw:name="Image3" text:anchor-type="paragraph" svg:width="17cm" svg:height="0.6cm" draw:z-index="10"><draw:image xlink:href="Pictures/10000000000002C3000000198A7029C1.png" xlink:type="simple" xlink:show="embed" xlink:actuate="onLoad"/></draw:frame></text:p>
      <text:p text:style-name="P4"><draw:frame draw:style-name="fr1" draw:name="Image4" text:anchor-type="paragraph" svg:x="0.079cm" svg:y="0.506cm" svg:width="17cm" svg:height="0.504cm" draw:z-index="11"><draw:image xlink:href="Pictures/10000000000003F10000001E2495A8AA.png" xlink:type="simple" xlink:show="embed" xlink:actuate="onLoad"/></draw:frame>– lorsque la File de Plein contient au moins un élément :</text:p>
      <text:p text:style-name="P1"><text:tab/></text:p>
      <text:p text:style-name="P5"><text:span text:style-name="T10">nb</text:span> : '0' pour vide et '1' pour non vide.</text:p>
      <text:p text:style-name="P1"><text:soft-page-break/></text:p>
      <text:p text:style-name="P28"><text:span text:style-name="T6"><text:tab/>2)</text:span><text:span text:style-name="T7"> void supprimer(FilePriorite &amp; , Cellule) </text:span><text:span text:style-name="T5">: Cette procédure est un copié-collé de ce qui a été faite lors du TP 4, elle nous permet de supprimer un élément du tableau à une position passée en paramètre, ou bien l'adresse d'un maillon pour le chaînage. Son prototype ne se trouve volontairement pas dans les fichiers d'en-tête, car elle n'est pas demandée par le sujet, et une file ne possède pas de routine </text:span><text:span text:style-name="T4">supprimer()</text:span><text:span text:style-name="T5"> dans sa SDA. On ne voulait pas qu'elle serve d'alternative à la procédure </text:span><text:span text:style-name="T4">defiler()</text:span><text:span text:style-name="T5">. Cette procédure sert uniquement à alléger le code et améliorer la lisibilité des procédures </text:span><text:span text:style-name="T4">changer_priorite()</text:span><text:span text:style-name="T5"> et </text:span><text:span text:style-name="T4">communes_couteuses()</text:span><text:span text:style-name="T5">, que l'on verra par la suite. Elle nécessite cependant une pré-condition: La FilePriorite passée en paramètre ne doit pas être vide.</text:span></text:p>
      <text:p text:style-name="P1"/>
      <text:p text:style-name="P24">Tests tableau</text:p>
      <text:p text:style-name="P24"/>
      <text:p text:style-name="P6"><draw:frame draw:style-name="fr1" draw:name="Image5" text:anchor-type="paragraph" svg:x="0cm" svg:y="0.714cm" svg:width="17cm" svg:height="1.408cm" draw:z-index="12"><draw:image xlink:href="Pictures/100000000000048700000060030425AB.png" xlink:type="simple" xlink:show="embed" xlink:actuate="onLoad"/></draw:frame>teste avec 7 communes.</text:p>
      <text:p text:style-name="P6"/>
      <text:p text:style-name="P24"/>
      <text:p text:style-name="P28"><text:span text:style-name="T5"><text:tab/></text:span><text:span text:style-name="T6">3) </text:span><text:span text:style-name="T7">void afficher(const FilePriorite &amp; ) </text:span><text:span text:style-name="T5">: Cette procédure affiche tous les éléments contenus dans la FilePriorite passée en paramètre. Notons cependant une différence d'affichage entre le chaînage et le tableau : La boucle d'affichage du tableau affiche les éléments du tableau allant de 0 à Tab[nb-1] donc affiche les priorités dans l'ordre croissant, et la boucle d'affichage pour le chaînage parcours ce dernier de la tête à la queue, donc de la priorité la plus grande jusqu'à la plus petite, donc dans l'ordre décroissant. Nous n'avons pas voulu changer ce détail qui n'est pas dérangeant, et il nous permet également de faire la différence entre l'utilisation du chaînage et du tableau lors de l'exécution. Cette procédure ne nécessite pas de pré ou post-condition, nous gérons l'affichage si la FilePriorite est vide.</text:span></text:p>
      <text:p text:style-name="P1"/>
      <text:p text:style-name="P1"/>
      <text:p text:style-name="P24">Tests tableau</text:p>
      <text:p text:style-name="P24"/>
      <text:p text:style-name="P7">affichage des 21 communes .</text:p>
      <text:p text:style-name="P24"/>
      <text:p text:style-name="P8"><draw:frame draw:style-name="fr2" draw:name="Image7" text:anchor-type="paragraph" svg:width="17cm" svg:height="0.99cm" draw:z-index="14"><draw:image xlink:href="Pictures/100000000000054B0000004FC77A1D55.png" xlink:type="simple" xlink:show="embed" xlink:actuate="onLoad"/></draw:frame></text:p>
      <text:p text:style-name="P24"/>
      <text:p text:style-name="P24">Tests <text:span text:style-name="T9">chainage</text:span></text:p>
      <text:p text:style-name="P1"/>
      <text:p text:style-name="P7">affichage des 21 communes .</text:p>
      <text:p text:style-name="P7"/>
      <text:p text:style-name="P28"><draw:frame draw:style-name="fr2" draw:name="Image6" text:anchor-type="paragraph" svg:width="17cm" svg:height="1.004cm" draw:z-index="13"><draw:image xlink:href="Pictures/100000000000054A000000501E4570DC.png" xlink:type="simple" xlink:show="embed" xlink:actuate="onLoad"/></draw:frame></text:p>
      <text:p text:style-name="P28"/>
      <text:p text:style-name="P28"><text:tab/><text:span text:style-name="T8">4) </text:span><text:span text:style-name="T7">void creer(FilePriorite &amp; ) </text:span><text:span text:style-name="T5">: La procédure </text:span><text:span text:style-name="T4">créer()</text:span><text:span text:style-name="T5"> initialise en réalité une FilePriorite passée en paramètre : Qu'elle soit vide ou non, la FilePriorite résultant sera une file ne contenant aucun élément. On affecte la valeur NULL à la tête du chaînage, et le nombre d’éléments pour le tableau est fixé à 0.</text:span></text:p>
      <text:p text:style-name="P1">Pré-condition: aucune. Post-condition: la FilePriorite est vide.</text:p>
      <text:p text:style-name="P1"/>
      <text:p text:style-name="P24"/>
      <text:p text:style-name="P24"><text:soft-page-break/>Tests tableau</text:p>
      <text:p text:style-name="P24"/>
      <text:p text:style-name="P8"/>
      <text:p text:style-name="P24"/>
      <text:p text:style-name="P24">Tests <text:span text:style-name="T9">chainage</text:span></text:p>
      <text:p text:style-name="P1"><text:tab/>[Insérer tests tableau + tests chainage]</text:p>
      <text:p text:style-name="P1"/>
      <text:p text:style-name="P1"/>
      <text:p text:style-name="P1"/>
      <text:p text:style-name="P28"><draw:frame draw:style-name="fr1" draw:name="images8" text:anchor-type="paragraph" svg:x="0cm" svg:y="3.253cm" svg:width="17cm" svg:height="3.602cm" draw:z-index="7"><draw:image xlink:href="Pictures/200000070000638800001517774F70D5.svm" xlink:type="simple" xlink:show="embed" xlink:actuate="onLoad"/></draw:frame><text:span text:style-name="T5"><text:tab/></text:span><text:span text:style-name="T6">5)</text:span><text:span text:style-name="T7"> void enfiler(FilePriorite &amp; , const Commune &amp; ) </text:span><text:span text:style-name="T5">: Cette procédure était sans aucun doute la plus compliquée à programmer durant ce projet. Étant donné que l'on considère le premier élément de la file comme la priorité la plus élevé, il ne faut pas simplement enfiler un élément en queue comme l'indique le cours, il faut construire une FilePriorite qui soit triée par ordre de priorité des communes. En reprenant l'exemple précédent, voici comment nous avons considéré le problème:</text:span></text:p>
      <text:p text:style-name="P1"><text:tab/>Il faut alors repérer le bon endroit dans la file où «insérer» (enfiler) <text:s/>l'élément, puis décaler les éléments qui le précède (dans notre exemple, il faut décaler les éléments allant de Fontrabiouse à Cambia pour le tableau, tandis qu'il suffit d'allouer un nouveau maillon entre Cambia et Cabuzac pour le chaînage).</text:p>
      <text:p text:style-name="P1">Pré-condition chaînage: aucune. Post-condition chaînage: file non vide.</text:p>
      <text:p text:style-name="P1">Pré-condition tableau: nb &lt; TAILLE. Post-condition tableau: file non vide et un élément en plus.</text:p>
      <text:p text:style-name="P1"/>
      <text:p text:style-name="P1"/>
      <text:p text:style-name="P24">Tests tableau</text:p>
      <text:p text:style-name="P24"/>
      <text:p text:style-name="P9">File d'origine : </text:p>
      <text:p text:style-name="P9"><draw:frame draw:style-name="fr2" draw:name="Image8" text:anchor-type="paragraph" svg:width="17cm" svg:height="0.446cm" draw:z-index="15"><draw:image xlink:href="Pictures/100000000000050C00000022B51908AE.png" xlink:type="simple" xlink:show="embed" xlink:actuate="onLoad"/></draw:frame>commune rajoutée : Vachères-en-Quint:46</text:p>
      <text:p text:style-name="P24"><draw:frame draw:style-name="fr2" draw:name="Image9" text:anchor-type="paragraph" svg:width="17cm" svg:height="0.564cm" draw:z-index="16"><draw:image xlink:href="Pictures/100000000000049300000027F37B508C.png" xlink:type="simple" xlink:show="embed" xlink:actuate="onLoad"/></draw:frame></text:p>
      <text:p text:style-name="P24"/>
      <text:p text:style-name="P27"><text:span text:style-name="T12">Tests chainage</text:span></text:p>
      <text:p text:style-name="P27"/>
      <text:p text:style-name="P10">File d'origine :</text:p>
      <text:p text:style-name="P10"><draw:frame draw:style-name="fr2" draw:name="Image10" text:anchor-type="paragraph" svg:width="17cm" svg:height="0.542cm" draw:z-index="17"><draw:image xlink:href="Pictures/10000000000004E600000028CC3406F4.png" xlink:type="simple" xlink:show="embed" xlink:actuate="onLoad"/></draw:frame>commune rajoutée : <text:span text:style-name="T13">Lissac:93</text:span></text:p>
      <text:p text:style-name="P2"><draw:frame draw:style-name="fr2" draw:name="Image11" text:anchor-type="paragraph" svg:width="17cm" svg:height="0.476cm" draw:z-index="18"><draw:image xlink:href="Pictures/10000000000004E100000023C5232542.png" xlink:type="simple" xlink:show="embed" xlink:actuate="onLoad"/></draw:frame></text:p>
      <text:p text:style-name="P2"/>
      <text:p text:style-name="P28"><text:span text:style-name="T5"><text:tab/></text:span><text:span text:style-name="T6">6) </text:span><text:span text:style-name="T7">string premier(const FilePriorite &amp; ) </text:span><text:span text:style-name="T5">: Cette fonction nous retourne le nom du premier élément de la file. Donc le nom de la commune avec la priorité la plus élevée.</text:span></text:p>
      <text:p text:style-name="P1">Pré-condition: File non vide. Post-condition: aucune.</text:p>
      <text:p text:style-name="P1"/>
      <text:p text:style-name="P1"/>
      <text:p text:style-name="P24"><text:soft-page-break/>Tests tableau</text:p>
      <text:p text:style-name="P24"/>
      <text:p text:style-name="P11">File de prioritée:</text:p>
      <text:p text:style-name="P11"><draw:frame draw:style-name="fr1" draw:name="Image15" text:anchor-type="paragraph" svg:x="0cm" svg:y="0cm" svg:width="17cm" svg:height="0.564cm" draw:z-index="22"><draw:image xlink:href="Pictures/100000000000049300000027F37B508C.png" xlink:type="simple" xlink:show="embed" xlink:actuate="onLoad"/></draw:frame>resultat :</text:p>
      <text:p text:style-name="P24"><draw:frame draw:style-name="fr2" draw:name="Image14" text:anchor-type="paragraph" svg:width="17cm" svg:height="0.531cm" draw:z-index="21"><draw:image xlink:href="Pictures/1000000000000420000000213AFDB8ED.png" xlink:type="simple" xlink:show="embed" xlink:actuate="onLoad"/></draw:frame></text:p>
      <text:p text:style-name="P24">Tests <text:span text:style-name="T9">chainage</text:span></text:p>
      <text:p text:style-name="P24"/>
      <text:p text:style-name="P11">File de prioritée: </text:p>
      <text:p text:style-name="P11"><draw:frame draw:style-name="fr2" draw:name="Image12" text:anchor-type="paragraph" svg:width="17cm" svg:height="0.476cm" draw:z-index="19"><draw:image xlink:href="Pictures/10000000000004E100000023C5232542.png" xlink:type="simple" xlink:show="embed" xlink:actuate="onLoad"/></draw:frame>resultat : </text:p>
      <text:p text:style-name="P3"><draw:frame draw:style-name="fr2" draw:name="Image13" text:anchor-type="paragraph" svg:width="17cm" svg:height="0.531cm" draw:z-index="20"><draw:image xlink:href="Pictures/1000000000000420000000213AFDB8ED.png" xlink:type="simple" xlink:show="embed" xlink:actuate="onLoad"/></draw:frame></text:p>
      <text:p text:style-name="P28"><text:span text:style-name="T5"><text:tab/></text:span><text:span text:style-name="T6">7) </text:span><text:span text:style-name="T7">void defiler(FilePriorite &amp; ) </text:span><text:span text:style-name="T5">: Cette procédure défile la FilePriorite passée en paramètre: Le premier élément de la file, et donc la commune avec la priorité la plus élevée, est supprimé.</text:span></text:p>
      <text:p text:style-name="P1">Pré-condition: File non vide. Post-condition: Aucune (éventuellement un élément en moins pour le tableau).</text:p>
      <text:p text:style-name="P1"/>
      <text:p text:style-name="P1"><text:span text:style-name="T11">Tests tableau</text:span></text:p>
      <text:p text:style-name="P12">File de prioritée:</text:p>
      <text:p text:style-name="P12"><draw:frame draw:style-name="fr1" draw:name="Image16" text:anchor-type="paragraph" svg:x="0cm" svg:y="0cm" svg:width="17cm" svg:height="0.564cm" draw:z-index="23"><draw:image xlink:href="Pictures/100000000000049300000027F37B508C.png" xlink:type="simple" xlink:show="embed" xlink:actuate="onLoad"/></draw:frame>resultat :</text:p>
      <text:p text:style-name="P25"><draw:frame draw:style-name="fr2" draw:name="Image18" text:anchor-type="paragraph" svg:width="17cm" svg:height="0.559cm" draw:z-index="25"><draw:image xlink:href="Pictures/1000000000000445000000247678BCB7.png" xlink:type="simple" xlink:show="embed" xlink:actuate="onLoad"/></draw:frame></text:p>
      <text:p text:style-name="P24">Tests <text:span text:style-name="T9">chainage</text:span></text:p>
      <text:p text:style-name="P8"/>
      <text:p text:style-name="P13">File de prioritée:</text:p>
      <text:p text:style-name="P13"><draw:frame draw:style-name="fr2" draw:name="Image17" text:anchor-type="paragraph" svg:width="17cm" svg:height="0.476cm" draw:z-index="24"><draw:image xlink:href="Pictures/10000000000004E100000023C5232542.png" xlink:type="simple" xlink:show="embed" xlink:actuate="onLoad"/></draw:frame>resultat :</text:p>
      <text:p text:style-name="P1"><draw:frame draw:style-name="fr2" draw:name="Image19" text:anchor-type="paragraph" svg:width="17cm" svg:height="0.496cm" draw:z-index="26"><draw:image xlink:href="Pictures/100000000000044900000020D3927EF8.png" xlink:type="simple" xlink:show="embed" xlink:actuate="onLoad"/></draw:frame></text:p>
      <text:p text:style-name="P1"/>
      <text:p text:style-name="P28"><text:span text:style-name="T5"><text:tab/></text:span><text:span text:style-name="T6">8) </text:span><text:span text:style-name="T7">void changer_priorite(FilePriorite &amp; , const string &amp; , const unsigned int &amp; ) </text:span><text:span text:style-name="T5">: Cette procédure change la priorité d'une commune dont le nom est passé en paramètre, la nouvelle priorité qui doit lui être affecté est également passé en paramètre. Dans cette procédure, il est nécessaire de garder une File de Priorité ordonnée une fois que l'on a changé la priorité d'une commune, il faut alors la déplacer en conséquence dans la file. C'est pourquoi nous avons décidé de supprimer la commune correspondante, et la ré-enfiler ensuite avec la nouvelle priorité.</text:span></text:p>
      <text:p text:style-name="P1">Pré-condition: File non vide, et 0 &lt;= nouvelle priorité &lt;= 100. Post-condition: La commune existe dans la file, et la priorité de la commune = nouvelle priorité.</text:p>
      <text:p text:style-name="P1"/>
      <text:p text:style-name="P24">Tests tableau</text:p>
      <text:p text:style-name="P24"/>
      <text:p text:style-name="P15">File de prioritée:</text:p>
      <text:p text:style-name="P17"><draw:frame draw:style-name="fr1" draw:name="Image22" text:anchor-type="paragraph" svg:x="0cm" svg:y="0cm" svg:width="17cm" svg:height="0.64cm" draw:z-index="29"><draw:image xlink:href="Pictures/100000000000042400000028EA50389E.png" xlink:type="simple" xlink:show="embed" xlink:actuate="onLoad"/></draw:frame>commune : <text:span text:style-name="T14">Rioms</text:span>:<text:span text:style-name="T14">48</text:span> ; nouvelle priorité : <text:span text:style-name="T14">100</text:span></text:p>
      <text:p text:style-name="P17"><draw:frame draw:style-name="fr2" draw:name="Image23" text:anchor-type="paragraph" svg:width="17cm" svg:height="0.605cm" draw:z-index="30"><draw:image xlink:href="Pictures/100000000000042A000000269B2D0A6A.png" xlink:type="simple" xlink:show="embed" xlink:actuate="onLoad"/></draw:frame></text:p>
      <text:p text:style-name="P26"/>
      <text:p text:style-name="P26"><text:soft-page-break/>Tests <text:span text:style-name="T9">chainage</text:span></text:p>
      <text:p text:style-name="P24"/>
      <text:p text:style-name="P14">File de prioritée:</text:p>
      <text:p text:style-name="P16"><draw:frame draw:style-name="fr2" draw:name="Image20" text:anchor-type="paragraph" svg:width="17cm" svg:height="0.677cm" draw:z-index="28"><draw:image xlink:href="Pictures/100000000000041C0000002A10346B01.png" xlink:type="simple" xlink:show="embed" xlink:actuate="onLoad"/></draw:frame>commune : Lamentin:57 ; nouvelle priorité : 89</text:p>
      <text:p text:style-name="P1"><draw:frame draw:style-name="fr2" draw:name="Image21" text:anchor-type="paragraph" svg:width="17cm" svg:height="0.603cm" draw:z-index="27"><draw:image xlink:href="Pictures/100000000000042D00000026EB40F170.png" xlink:type="simple" xlink:show="embed" xlink:actuate="onLoad"/></draw:frame></text:p>
      <text:p text:style-name="P1"/>
      <text:p text:style-name="P28"><text:span text:style-name="T5"><text:tab/></text:span><text:span text:style-name="T6">9) </text:span><text:span text:style-name="T7">string trouver_une_commune(const FilePriorite &amp; , const unsigned int &amp; ) </text:span><text:span text:style-name="T5">: Cette fonction retourne le nom d'une commune dont la priorité est égale à l'entier naturel passé en paramètre, ou bien la chaîne de caractères vide si aucune commune associée à cette priorité n'est trouvée. Il était alors demandé de faire deux implémentations différentes afin de répondre à la complexité temporelle O(log n) avec un tableau, et O(n) avec un chaînage. La complexité O(n) étant plutôt simple à définir, il nous suffit alors de faire simplement une boucle parcourant notre chaînage de la tête à la queue jusqu'à ce qu'on trouve la priorité voulue. Cependant pour la complexité O(log n), il nous a fallu réfléchir un peu plus, et nous avons finalement repris une méthode qui a été écrite lors des premières séances de TD pour faire une recherche dichotomique. Cette méthode ne marche justement que pour un tableau comprenant des entiers triés dans l'ordre croissant. Dans le principe, connaissant l'entier recherché, nous allons diviser la taille, ou plutôt le nombre de cases servant à notre recherche par deux à chaque tour de boucle, et ce jusqu'à ce que nous ayons trouvé l'entier recherché.</text:span></text:p>
      <text:p text:style-name="P1">Pré-condition: <text:tab/>Post-condition:</text:p>
      <text:p text:style-name="P1"/>
      <text:p text:style-name="P24">Tests tableau</text:p>
      <text:p text:style-name="P24"/>
      <text:p text:style-name="P18">File de prioritée :</text:p>
      <text:p text:style-name="P19"><draw:frame draw:style-name="fr1" draw:name="Image24" text:anchor-type="paragraph" svg:x="0cm" svg:y="0cm" svg:width="17cm" svg:height="0.64cm" draw:z-index="34"><draw:image xlink:href="Pictures/100000000000042400000028EA50389E.png" xlink:type="simple" xlink:show="embed" xlink:actuate="onLoad"/></draw:frame>paramètre (prioritée à rechercher): 77</text:p>
      <text:p text:style-name="P22"><draw:frame draw:style-name="fr2" draw:name="Image25" text:anchor-type="paragraph" svg:width="17cm" svg:height="0.658cm" draw:z-index="31"><draw:image xlink:href="Pictures/10000000000003BC0000002569447A84.png" xlink:type="simple" xlink:show="embed" xlink:actuate="onLoad"/></draw:frame>paramètre : 14</text:p>
      <text:p text:style-name="P19"><draw:frame draw:style-name="fr2" draw:name="Image26" text:anchor-type="paragraph" svg:width="17cm" svg:height="0.691cm" draw:z-index="32"><draw:image xlink:href="Pictures/10000000000003BE00000027CF60B16E.png" xlink:type="simple" xlink:show="embed" xlink:actuate="onLoad"/></draw:frame> </text:p>
      <text:p text:style-name="P24">Tests <text:span text:style-name="T9">chainage</text:span></text:p>
      <text:p text:style-name="P1"/>
      <text:p text:style-name="P20">File de prioritée :</text:p>
      <text:p text:style-name="P21"><draw:frame draw:style-name="fr2" draw:name="Image27" text:anchor-type="paragraph" svg:width="17cm" svg:height="0.677cm" draw:z-index="33"><draw:image xlink:href="Pictures/100000000000041C0000002A10346B01.png" xlink:type="simple" xlink:show="embed" xlink:actuate="onLoad"/></draw:frame>paramètre (prioritée à rechercher): <text:span text:style-name="T15">46</text:span></text:p>
      <text:p text:style-name="P23"><draw:frame draw:style-name="fr2" draw:name="Image29" text:anchor-type="paragraph" svg:width="17cm" svg:height="0.693cm" draw:z-index="36"><draw:image xlink:href="Pictures/10000000000003BB0000002749176F76.png" xlink:type="simple" xlink:show="embed" xlink:actuate="onLoad"/></draw:frame>paramètre : <text:span text:style-name="T16">20</text:span></text:p>
      <text:p text:style-name="P23"><draw:frame draw:style-name="fr2" draw:name="Image28" text:anchor-type="paragraph" svg:width="17cm" svg:height="0.691cm" draw:z-index="35"><draw:image xlink:href="Pictures/10000000000003BE00000027CF60B16E.png" xlink:type="simple" xlink:show="embed" xlink:actuate="onLoad"/></draw:frame></text:p>
      <text:p text:style-name="P1"/>
      <text:p text:style-name="P1"><text:tab/>10) communes_inferieures()</text:p>
      <text:p text:style-name="P1"/>
      <text:p text:style-name="P1"/>
      <text:p text:style-name="P1"><text:tab/>[Insérer tests tableau + tests chainage]</text:p>
      <text:p text:style-name="P1"/>
      <text:p text:style-name="P1"><text:tab/>11) communes_couteuses</text:p>
      <text:p text:style-name="P1"/>
      <text:p text:style-name="P1"><text:soft-page-break/></text:p>
      <text:p text:style-name="P1"><text:tab/>[Insérer tests tableau + tests chainag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enn P</meta:initial-creator>
    <meta:creation-date>2016-12-21T12:32:08.67</meta:creation-date>
    <dc:date>2016-12-23T00:04:37.489235961</dc:date>
    <meta:editing-duration>PT9H4M50S</meta:editing-duration>
    <meta:editing-cycles>36</meta:editing-cycles>
    <meta:generator>LibreOffice/4.2.8.2$Linux_x86 LibreOffice_project/420m0$Build-2</meta:generator>
    <meta:document-statistic meta:table-count="0" meta:image-count="37" meta:object-count="0" meta:page-count="9" meta:paragraph-count="110" meta:word-count="1955" meta:character-count="12330" meta:non-whitespace-character-count="10422"/>
  </office:meta>
</office:document-meta>
</file>